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umn1</text:p>
          </table:table-cell>
          <table:table-cell table:style-name="ce1" office:value-type="string" calcext:value-type="string">
            <text:p>Column2</text:p>
          </table:table-cell>
          <table:table-cell table:style-name="ce1" office:value-type="string" calcext:value-type="string">
            <text:p>Column3</text:p>
          </table:table-cell>
          <table:table-cell table:style-name="ce1" office:value-type="string" calcext:value-type="string">
            <text:p>Column4</text:p>
          </table:table-cell>
          <table:table-cell table:style-name="ce1" office:value-type="string" calcext:value-type="string">
            <text:p>Column5</text:p>
          </table:table-cell>
          <table:table-cell table:style-name="ce1" office:value-type="string" calcext:value-type="string">
            <text:p>Column6</text:p>
          </table:table-cell>
          <table:table-cell table:style-name="ce1" office:value-type="string" calcext:value-type="string">
            <text:p>Column7</text:p>
          </table:table-cell>
          <table:table-cell table:style-name="ce1" office:value-type="string" calcext:value-type="string">
            <text:p>Column8</text:p>
          </table:table-cell>
          <table:table-cell table:style-name="ce1" office:value-type="string" calcext:value-type="string">
            <text:p>Column9</text:p>
          </table:table-cell>
          <table:table-cell table:style-name="ce1" office:value-type="string" calcext:value-type="string">
            <text:p>Column10</text:p>
          </table:table-cell>
          <table:table-cell table:style-name="ce1" office:value-type="string" calcext:value-type="string">
            <text:p>Column11</text:p>
          </table:table-cell>
          <table:table-cell table:style-name="ce1" office:value-type="string" calcext:value-type="string">
            <text:p>Column12</text:p>
          </table:table-cell>
          <table:table-cell table:style-name="ce1" office:value-type="string" calcext:value-type="string">
            <text:p>Column13</text:p>
          </table:table-cell>
          <table:table-cell table:style-name="ce1" office:value-type="string" calcext:value-type="string">
            <text:p>Column14</text:p>
          </table:table-cell>
          <table:table-cell table:style-name="ce1" office:value-type="string" calcext:value-type="string">
            <text:p>Column15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Column18</text:p>
          </table:table-cell>
          <table:table-cell table:style-name="ce1" office:value-type="string" calcext:value-type="string">
            <text:p>Column19</text:p>
          </table:table-cell>
          <table:table-cell table:style-name="ce1" office:value-type="string" calcext:value-type="string">
            <text:p>Column20</text:p>
          </table:table-cell>
          <table:table-cell table:style-name="ce1" office:value-type="string" calcext:value-type="string">
            <text:p>Column21</text:p>
          </table:table-cell>
          <table:table-cell table:style-name="ce1" office:value-type="string" calcext:value-type="string">
            <text:p>Column22</text:p>
          </table:table-cell>
          <table:table-cell table:style-name="ce1" office:value-type="string" calcext:value-type="string">
            <text:p>Column23</text:p>
          </table:table-cell>
          <table:table-cell table:style-name="ce1" office:value-type="string" calcext:value-type="string">
            <text:p>Column24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<text:s text:c="4"/>Item2</text:p>
          </table:table-cell>
          <table:table-cell office:value-type="string" calcext:value-type="string">
            <text:p>PCB, 1 Layer, 35um Cu, 1.6mm, ca. 100x110</text:p>
          </table:table-cell>
          <table:table-cell office:value-type="string" calcext:value-type="string">
            <text:p>htl_virtual:Virtual-Ite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Multi-CB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Multi-CB</text:p>
          </table:table-cell>
          <table:table-cell office:value-type="string" calcext:value-type="string">
            <text:p>70V 200mA 1.25V @ 150mA 6ns SOT-23 Switching Diode</text:p>
          </table:table-cell>
          <table:table-cell table:number-columns-repeated="2"/>
          <table:table-cell office:value-type="float" office:value="3.71" calcext:value-type="float">
            <text:p>3.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Switching-Diode_BAV99-chip0-23_C181111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2]*[.L2]" office:value-type="float" office:value="3.71" calcext:value-type="float">
            <text:p>3.71</text:p>
          </table:table-cell>
          <table:table-cell table:formula="of:=[.Q2]*1.15*1.2" office:value-type="float" office:value="5.1198" calcext:value-type="float">
            <text:p>5.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OLED-128x32-Module</text:p>
          </table:table-cell>
          <table:table-cell office:value-type="string" calcext:value-type="string">
            <text:p>htl_modules:OLED-128x3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LED_128x64_white</text:p>
          </table:table-cell>
          <table:table-cell office:value-type="string" calcext:value-type="string">
            <text:p>AliExpress, SAMIORE Store</text:p>
          </table:table-cell>
          <table:table-cell table:number-columns-repeated="2"/>
          <table:table-cell office:value-type="string" calcext:value-type="string">
            <text:p>OLED, 128x32, 23mm, I2C, 3.3/5V, weiß, SSD1306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aliexpress.com/item/32672229793.html?spm=a2g0s.9042311.0.0.202b4c4d7Uzd2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3]*[.L3]" office:value-type="float" office:value="1.38" calcext:value-type="float">
            <text:p>1.38</text:p>
          </table:table-cell>
          <table:table-cell table:formula="of:=[.Q3]*1.15*1.2" office:value-type="float" office:value="1.9044" calcext:value-type="float">
            <text:p>1.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Package_QFP:TQFP-32_7x7mm_P0.8mm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MKZ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Microchip (ATMEL)</text:p>
          </table:table-cell>
          <table:table-cell office:value-type="string" calcext:value-type="string">
            <text:p>AVR Mikrocontroller, 16MHz, 32kByte Flash, 2kByte RAM, 1kByte EEPROM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4]*[.L4]" office:value-type="float" office:value="1" calcext:value-type="float">
            <text:p>1</text:p>
          </table:table-cell>
          <table:table-cell table:formula="of:=[.Q4]*1.15*1.2" office:value-type="float" office:value="1.38" calcext:value-type="float">
            <text:p>1.3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C28, C30, C32</text:p>
          </table:table-cell>
          <table:table-cell office:value-type="string" calcext:value-type="string">
            <text:p>100u/25V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20569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VZ1EM101E06E00RAXXX</text:p>
          </table:table-cell>
          <table:table-cell office:value-type="string" calcext:value-type="string">
            <text:p>AISHI</text:p>
          </table:table-cell>
          <table:table-cell office:value-type="string" calcext:value-type="string">
            <text:p>100uF ±20% 25V 6.3mm 6mm 2000hrs @ 105℃ -55℃~+105℃ SMD,6.3x6mm Solid Polymer Electrolytic Capacitor</text:p>
          </table:table-cell>
          <table:table-cell table:number-columns-repeated="2"/>
          <table:table-cell office:value-type="float" office:value="0.1485" calcext:value-type="float">
            <text:p>0.14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s://lcsc.com/product-detail/DC-DC-Converters_XLSEMI-XL7005A_C50848.html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5]*[.L5]" office:value-type="float" office:value="0.4455" calcext:value-type="float">
            <text:p>0.4455</text:p>
          </table:table-cell>
          <table:table-cell table:formula="of:=[.Q5]*1.15*1.2" office:value-type="float" office:value="0.61479" calcext:value-type="float">
            <text:p>0.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U8, U9</text:p>
          </table:table-cell>
          <table:table-cell office:value-type="string" calcext:value-type="string">
            <text:p>XL7005A</text:p>
          </table:table-cell>
          <table:table-cell office:value-type="string" calcext:value-type="string">
            <text:p>htl_smd:SOIC-8-1EP_3.9x4.9mm_P1.27mm_EP2.514x3.2mm_ThermalVia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5084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XL7005A</text:p>
          </table:table-cell>
          <table:table-cell office:value-type="string" calcext:value-type="string">
            <text:p>XLSEMI</text:p>
          </table:table-cell>
          <table:table-cell office:value-type="string" calcext:value-type="string">
            <text:p>80V 400mA SOP-8_EP_150mil DC-DC Converters</text:p>
          </table:table-cell>
          <table:table-cell table:number-columns-repeated="2"/>
          <table:table-cell office:value-type="float" office:value="0.204" calcext:value-type="float">
            <text:p>0.2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DC-DC-Converters_XLSEMI-XL7005A_C50848.html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6]*[.L6]" office:value-type="float" office:value="0.408" calcext:value-type="float">
            <text:p>0.408</text:p>
          </table:table-cell>
          <table:table-cell table:formula="of:=[.Q6]*1.15*1.2" office:value-type="float" office:value="0.56304" calcext:value-type="float">
            <text:p>0.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J1-J3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Connector_Phoenix_MSTB:PhoenixContact_MSTBA_2,5_3-G-5,08_1x03_P5.08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7514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LH0704S470MTT</text:p>
          </table:table-cell>
          <table:table-cell office:value-type="string" calcext:value-type="string">
            <text:p>Sunltech Tech</text:p>
          </table:table-cell>
          <table:table-cell office:value-type="string" calcext:value-type="string">
            <text:p>3 poles, 5.08mm, 15A 250V AWG14~22 1.5mm² P=5.08mm Spring Clamp System Terminal Block</text:p>
          </table:table-cell>
          <table:table-cell table:number-columns-repeated="2"/>
          <table:table-cell office:value-type="float" office:value="0.1347" calcext:value-type="float">
            <text:p>0.13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Power-Inductors_Sunltech-Tech-SLH0704S470MTT_C216198.html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7]*[.L7]" office:value-type="float" office:value="0.4041" calcext:value-type="float">
            <text:p>0.4041</text:p>
          </table:table-cell>
          <table:table-cell table:formula="of:=[.Q7]*1.15*1.2" office:value-type="float" office:value="0.557658" calcext:value-type="float">
            <text:p>0.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J6-J13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htl_connectors:Faston_Tab_6.3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T FS-P 6,35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03866.A68</text:p>
          </table:table-cell>
          <table:table-cell office:value-type="string" calcext:value-type="string">
            <text:p>Vogt</text:p>
          </table:table-cell>
          <table:table-cell office:value-type="string" calcext:value-type="string">
            <text:p>Faston Flachstecker vertikal 6.3mm für Leiterplattenmontage</text:p>
          </table:table-cell>
          <table:table-cell table:number-columns-repeated="2"/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P8]*[.L8]" office:value-type="float" office:value="0.336" calcext:value-type="float">
            <text:p>0.336</text:p>
          </table:table-cell>
          <table:table-cell table:formula="of:=[.Q8]*1.15*1.2" office:value-type="float" office:value="0.46368" calcext:value-type="float">
            <text:p>0.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string" calcext:value-type="string">
            <text:p>GS8332-SR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://www.ti.com/lit/ds/symlink/lm2904-n.pdf</text:p>
          </table:table-cell>
          <table:table-cell office:value-type="string" calcext:value-type="string">
            <text:p>C15771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GS8332-SR</text:p>
          </table:table-cell>
          <table:table-cell office:value-type="string" calcext:value-type="string">
            <text:p>Gainsil</text:p>
          </table:table-cell>
          <table:table-cell office:value-type="string" calcext:value-type="string">
            <text:p>Zero-Drift 2 2.1V ~ 5.5V 20uA 350kHz 0.2 V/us SOP-8_150mil Precision OpAmps</text:p>
          </table:table-cell>
          <table:table-cell table:number-columns-repeated="2"/>
          <table:table-cell office:value-type="float" office:value="0.3016" calcext:value-type="float">
            <text:p>0.3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Precision-OpAmps_Gainsil-GS8332-SR_C157713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9]*[.L9]" office:value-type="float" office:value="0.3016" calcext:value-type="float">
            <text:p>0.3016</text:p>
          </table:table-cell>
          <table:table-cell table:formula="of:=[.Q9]*1.15*1.2" office:value-type="float" office:value="0.416208" calcext:value-type="float">
            <text:p>0.4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R31</text:p>
          </table:table-cell>
          <table:table-cell office:value-type="string" calcext:value-type="string">
            <text:p>1mR/7W/1%</text:p>
          </table:table-cell>
          <table:table-cell office:value-type="string" calcext:value-type="string">
            <text:p>htl_smd:Shunt-15.2x7.6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81499 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FN31X103K500PXG</text:p>
          </table:table-cell>
          <table:table-cell office:value-type="string" calcext:value-type="string">
            <text:p>PSA(Prosperity Dielectrics)</text:p>
          </table:table-cell>
          <table:table-cell office:value-type="string" calcext:value-type="string">
            <text:p>10nF ±10% 50V X7R <text:s/>Multilayer Ceramic Capacitors MLCC</text:p>
          </table:table-cell>
          <table:table-cell table:number-columns-repeated="2"/>
          <table:table-cell office:value-type="float" office:value="0.2596" calcext:value-type="float">
            <text:p>0.259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10]*[.L10]" office:value-type="float" office:value="0.2596" calcext:value-type="float">
            <text:p>0.2596</text:p>
          </table:table-cell>
          <table:table-cell table:formula="of:=[.Q10]*1.15*1.2" office:value-type="float" office:value="0.358248" calcext:value-type="float">
            <text:p>0.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w.datasheet5.com/pdf-local-2195953</text:p>
          </table:table-cell>
          <table:table-cell office:value-type="string" calcext:value-type="string">
            <text:p>C8468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WCH(Jiangsu Qin Heng)</text:p>
          </table:table-cell>
          <table:table-cell office:value-type="string" calcext:value-type="string">
            <text:p>USB-UART with internal clock</text:p>
          </table:table-cell>
          <table:table-cell table:number-columns-repeated="2"/>
          <table:table-cell office:value-type="float" office:value="0.239" calcext:value-type="float">
            <text:p>0.2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USB-ICs_WCH-Jiangsu-Qin-Heng-CH340C_C84681.html</text:p>
          </table:table-cell>
          <table:table-cell office:value-type="string" calcext:value-type="string">
            <text:p>dnf</text:p>
          </table:table-cell>
          <table:table-cell office:value-type="float" office:value="1" calcext:value-type="float">
            <text:p>1</text:p>
          </table:table-cell>
          <table:table-cell table:formula="of:=[.P11]*[.L11]" office:value-type="float" office:value="0.239" calcext:value-type="float">
            <text:p>0.239</text:p>
          </table:table-cell>
          <table:table-cell table:formula="of:=[.Q11]*1.15*1.2" office:value-type="float" office:value="0.32982" calcext:value-type="float">
            <text:p>0.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KND3508A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651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KND3508A</text:p>
          </table:table-cell>
          <table:table-cell office:value-type="string" calcext:value-type="string">
            <text:p>KIA Semicon Tech</text:p>
          </table:table-cell>
          <table:table-cell office:value-type="string" calcext:value-type="string">
            <text:p>100uF ±20% 25V 6.3mm 6mm 2000hrs @ 105℃ -55℃~+105℃ SMD,6.3x6mm Solid Polymer Electrolytic Capacitor</text:p>
          </table:table-cell>
          <table:table-cell table:number-columns-repeated="2"/>
          <table:table-cell office:value-type="float" office:value="0.226" calcext:value-type="float">
            <text:p>0.2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MOSFET_KIA-Semicon-Tech-KND3508A_C116513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12]*[.L12]" office:value-type="float" office:value="0.226" calcext:value-type="float">
            <text:p>0.226</text:p>
          </table:table-cell>
          <table:table-cell table:formula="of:=[.Q12]*1.15*1.2" office:value-type="float" office:value="0.31188" calcext:value-type="float">
            <text:p>0.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Q5</text:p>
          </table:table-cell>
          <table:table-cell office:value-type="string" calcext:value-type="string">
            <text:p>ZXMP10A13FT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assets.nexperia.com/documents/data-sheet/BSS84.pdf</text:p>
          </table:table-cell>
          <table:table-cell office:value-type="string" calcext:value-type="string">
            <text:p>C5018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ZXMP10A13FTA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P-Channel -100V 600mA 4V @ 250uA 1Ω @ 600mA,10V 625mW SOT-23(SOT-23-3) MOSFET</text:p>
          </table:table-cell>
          <table:table-cell table:number-columns-repeated="2"/>
          <table:table-cell office:value-type="float" office:value="0.2191" calcext:value-type="float">
            <text:p>0.21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Cartridge-Fuses_Littelfuse-0618010-MXP_C142673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13]*[.L13]" office:value-type="float" office:value="0.2191" calcext:value-type="float">
            <text:p>0.2191</text:p>
          </table:table-cell>
          <table:table-cell table:formula="of:=[.Q13]*1.15*1.2" office:value-type="float" office:value="0.302358" calcext:value-type="float">
            <text:p>0.3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U7</text:p>
          </table:table-cell>
          <table:table-cell office:value-type="string" calcext:value-type="string">
            <text:p>PN7006A</text:p>
          </table:table-cell>
          <table:table-cell office:value-type="string" calcext:value-type="string">
            <text:p>Package_SO:SOIC-8_3.9x4.9mm_P1.27mm</text:p>
          </table:table-cell>
          <table:table-cell/>
          <table:table-cell office:value-type="string" calcext:value-type="string">
            <text:p>C414194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string" calcext:value-type="string">
            <text:p>SOP-8 half bridge Driver, 300V, 450mA</text:p>
          </table:table-cell>
          <table:table-cell table:number-columns-repeated="2"/>
          <table:table-cell office:value-type="float" office:value="0.2188" calcext:value-type="float">
            <text:p>0.218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Full-bridge-half-bridge-Driver_Wuxi-Chipown-Micro-electronics-PN7006ASEC-R1_C414194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14]*[.L14]" office:value-type="float" office:value="0.2188" calcext:value-type="float">
            <text:p>0.2188</text:p>
          </table:table-cell>
          <table:table-cell table:formula="of:=[.Q14]*1.15*1.2" office:value-type="float" office:value="0.301944" calcext:value-type="float">
            <text:p>0.3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U10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datasheets.maximintegrated.com/en/ds/MAX3222-MAX3241.pdf</text:p>
          </table:table-cell>
          <table:table-cell office:value-type="string" calcext:value-type="string">
            <text:p>C43448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MAX3232EIM/TR</text:p>
          </table:table-cell>
          <table:table-cell office:value-type="string" calcext:value-type="string">
            <text:p>HGSEMI</text:p>
          </table:table-cell>
          <table:table-cell office:value-type="string" calcext:value-type="string">
            <text:p>RS232 - UART Umsetzer, 3V3 oder 5V</text:p>
          </table:table-cell>
          <table:table-cell table:number-columns-repeated="2"/>
          <table:table-cell office:value-type="float" office:value="0.188404" calcext:value-type="float">
            <text:p>0.1884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Uncategorized_HGSEMI-MAX3232EIM-TR_C434486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15]*[.L15]" office:value-type="float" office:value="0.188404" calcext:value-type="float">
            <text:p>0.188404</text:p>
          </table:table-cell>
          <table:table-cell table:formula="of:=[.Q15]*1.15*1.2" office:value-type="float" office:value="0.25999752" calcext:value-type="float">
            <text:p>0.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L1, L2</text:p>
          </table:table-cell>
          <table:table-cell office:value-type="string" calcext:value-type="string">
            <text:p>47u/1A</text:p>
          </table:table-cell>
          <table:table-cell office:value-type="string" calcext:value-type="string">
            <text:p>Inductor_SMD:L_7.3x7.3_H4.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619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LH0704S470MTT</text:p>
          </table:table-cell>
          <table:table-cell office:value-type="string" calcext:value-type="string">
            <text:p>Sunltech Tech</text:p>
          </table:table-cell>
          <table:table-cell office:value-type="string" calcext:value-type="string">
            <text:p>47uH ±20% 1A 266mΩ SMD,7.3x7.3x4.5mm</text:p>
          </table:table-cell>
          <table:table-cell table:number-columns-repeated="2"/>
          <table:table-cell office:value-type="float" office:value="0.085" calcext:value-type="float">
            <text:p>0.0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Power-Inductors_Sunltech-Tech-SLH0704S470MTT_C216198.html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16]*[.L16]" office:value-type="float" office:value="0.17" calcext:value-type="float">
            <text:p>0.17</text:p>
          </table:table-cell>
          <table:table-cell table:formula="of:=[.Q16]*1.15*1.2" office:value-type="float" office:value="0.2346" calcext:value-type="float">
            <text:p>0.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Item1</text:p>
          </table:table-cell>
          <table:table-cell office:value-type="string" calcext:value-type="string">
            <text:p>Stencil, 120um, 25mm Rand, Edelstahl</text:p>
          </table:table-cell>
          <table:table-cell office:value-type="string" calcext:value-type="string">
            <text:p>htl_virtual:Virtual-Ite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Multi-CB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Multi-CB</text:p>
          </table:table-cell>
          <table:table-cell office:value-type="string" calcext:value-type="string">
            <text:p>N-Channel 60V 115mA 2.5V @ 250uA 5Ω @ 500mA,10V 225mW SOT-23(SOT-23-3) MOSFET</text:p>
          </table:table-cell>
          <table:table-cell table:number-columns-repeated="2"/>
          <table:table-cell office:value-type="float" office:value="0.1656" calcext:value-type="float">
            <text:p>0.16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MOSFET_Guangdong-Hottech-2N7002_C181082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17]*[.L17]" office:value-type="float" office:value="0.1656" calcext:value-type="float">
            <text:p>0.1656</text:p>
          </table:table-cell>
          <table:table-cell table:formula="of:=[.Q17]*1.15*1.2" office:value-type="float" office:value="0.228528" calcext:value-type="float">
            <text:p>0.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C1-C6, C8, C9, C11, C14, C17, C19, C33-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C46497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FN31X104K500PXG</text:p>
          </table:table-cell>
          <table:table-cell office:value-type="string" calcext:value-type="string">
            <text:p>PSA(Prosperity Dielectrics)</text:p>
          </table:table-cell>
          <table:table-cell office:value-type="string" calcext:value-type="string">
            <text:p>100nF ±10% 50V X7R Multilayer Ceramic Capacitors MLCC</text:p>
          </table:table-cell>
          <table:table-cell table:number-columns-repeated="2"/>
          <table:table-cell office:value-type="float" office:value="0.0093" calcext:value-type="float">
            <text:p>0.009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..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P18]*[.L18]" office:value-type="float" office:value="0.1581" calcext:value-type="float">
            <text:p>0.1581</text:p>
          </table:table-cell>
          <table:table-cell table:formula="of:=[.Q18]*1.15*1.2" office:value-type="float" office:value="0.218178" calcext:value-type="float">
            <text:p>0.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R1-R4, R6, R7, R21, R30, R32-R34, R39, R4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807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GS8332-SR</text:p>
          </table:table-cell>
          <table:table-cell office:value-type="string" calcext:value-type="string">
            <text:p>Gainsil</text:p>
          </table:table-cell>
          <table:table-cell office:value-type="string" calcext:value-type="string">
            <text:p>SOP-8 half bridge Driver, 300V, 450mA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Full-bridge-half-bridge-Driver_Wuxi-Chipown-Micro-electronics-PN7006ASEC-R1_C414194.html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P19]*[.L19]" office:value-type="float" office:value="0.13" calcext:value-type="float">
            <text:p>0.13</text:p>
          </table:table-cell>
          <table:table-cell table:formula="of:=[.Q19]*1.15*1.2" office:value-type="float" office:value="0.1794" calcext:value-type="float">
            <text:p>0.1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D8</text:p>
          </table:table-cell>
          <table:table-cell office:value-type="string" calcext:value-type="string">
            <text:p>SMCJ48A</text:p>
          </table:table-cell>
          <table:table-cell office:value-type="string" calcext:value-type="string">
            <text:p>Diode_SMD:D_SM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005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KND3508A</text:p>
          </table:table-cell>
          <table:table-cell office:value-type="string" calcext:value-type="string">
            <text:p>KIA Semicon Tech</text:p>
          </table:table-cell>
          <table:table-cell office:value-type="string" calcext:value-type="string">
            <text:p>TVS-Diode, 1500W, 77.4V, 19.4A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TVS_Brightking-Elec-TAIWAN-SMCJ48A_C310056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20]*[.L20]" office:value-type="float" office:value="0.12" calcext:value-type="float">
            <text:p>0.12</text:p>
          </table:table-cell>
          <table:table-cell table:formula="of:=[.Q20]*1.15*1.2" office:value-type="float" office:value="0.1656" calcext:value-type="float">
            <text:p>0.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C7, C10, C12, C13, C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84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L31B105KBH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uF ±10% 50V X7R Multilayer Ceramic Capacitors MLCC</text:p>
          </table:table-cell>
          <table:table-cell table:number-columns-repeated="2"/>
          <table:table-cell office:value-type="float" office:value="0.0225" calcext:value-type="float">
            <text:p>0.02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...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21]*[.L21]" office:value-type="float" office:value="0.1125" calcext:value-type="float">
            <text:p>0.1125</text:p>
          </table:table-cell>
          <table:table-cell table:formula="of:=[.Q21]*1.15*1.2" office:value-type="float" office:value="0.15525" calcext:value-type="float">
            <text:p>0.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NST175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6785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S210A-W</text:p>
          </table:table-cell>
          <table:table-cell office:value-type="string" calcext:value-type="string">
            <text:p>ZHIDE</text:p>
          </table:table-cell>
          <table:table-cell office:value-type="string" calcext:value-type="string">
            <text:p>digital temperature sensor, +/-0.5°C, I2C</text:p>
          </table:table-cell>
          <table:table-cell table:number-columns-repeated="2"/>
          <table:table-cell office:value-type="float" office:value="0.096" calcext:value-type="float">
            <text:p>0.0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lcsc.com/product-detail/Temperature-Sensors_NOVOSENSE-NST175-QSPR_C967852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22]*[.L22]" office:value-type="float" office:value="0.096" calcext:value-type="float">
            <text:p>0.096</text:p>
          </table:table-cell>
          <table:table-cell table:formula="of:=[.Q22]*1.15*1.2" office:value-type="float" office:value="0.13248" calcext:value-type="float">
            <text:p>0.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5788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JYXT32S4-016.00000-93C4C0</text:p>
          </table:table-cell>
          <table:table-cell office:value-type="string" calcext:value-type="string">
            <text:p>Guangzhou Jingyou Electronic Tech</text:p>
          </table:table-cell>
          <table:table-cell office:value-type="string" calcext:value-type="string">
            <text:p>16MHz ±10ppm 12pF 40Ω SMD-3225 SMD Crystal Resonators</text:p>
          </table:table-cell>
          <table:table-cell table:number-columns-repeated="2"/>
          <table:table-cell office:value-type="float" office:value="0.0884" calcext:value-type="float">
            <text:p>0.088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23]*[.L23]" office:value-type="float" office:value="0.0884" calcext:value-type="float">
            <text:p>0.0884</text:p>
          </table:table-cell>
          <table:table-cell table:formula="of:=[.Q23]*1.15*1.2" office:value-type="float" office:value="0.121992" calcext:value-type="float">
            <text:p>0.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R8-R10, R35, R46, R47, R50, R5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29599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FN31X104K500PXG</text:p>
          </table:table-cell>
          <table:table-cell office:value-type="string" calcext:value-type="string">
            <text:p>PSA(Prosperity Dielectrics)</text:p>
          </table:table-cell>
          <table:table-cell office:value-type="string" calcext:value-type="string">
            <text:p>100nF ±10% 50V X7R Multilayer Ceramic Capacitors MLCC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..</text:p>
          </table:table-cell>
          <table:table-cell/>
          <table:table-cell office:value-type="float" office:value="8" calcext:value-type="float">
            <text:p>8</text:p>
          </table:table-cell>
          <table:table-cell table:formula="of:=[.P24]*[.L24]" office:value-type="float" office:value="0.08" calcext:value-type="float">
            <text:p>0.08</text:p>
          </table:table-cell>
          <table:table-cell table:formula="of:=[.Q24]*1.15*1.2" office:value-type="float" office:value="0.1104" calcext:value-type="float">
            <text:p>0.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Lumberg_2411_02_Horizontal</text:p>
          </table:table-cell>
          <table:table-cell office:value-type="string" calcext:value-type="string">
            <text:p><text:s/>~</text:p>
          </table:table-cell>
          <table:table-cell office:value-type="string" calcext:value-type="string">
            <text:p>C4639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921-111A1010D10200</text:p>
          </table:table-cell>
          <table:table-cell office:value-type="string" calcext:value-type="string">
            <text:p>Jing Extension of the Electronic Co.</text:p>
          </table:table-cell>
          <table:table-cell office:value-type="string" calcext:value-type="string">
            <text:p>USB - Type B Female USB 2.0 4 Through Hole USB Connectors</text:p>
          </table:table-cell>
          <table:table-cell table:number-columns-repeated="2"/>
          <table:table-cell office:value-type="float" office:value="0.0777" calcext:value-type="float">
            <text:p>0.077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25]*[.L25]" office:value-type="float" office:value="0.0777" calcext:value-type="float">
            <text:p>0.0777</text:p>
          </table:table-cell>
          <table:table-cell table:formula="of:=[.Q25]*1.15*1.2" office:value-type="float" office:value="0.107226" calcext:value-type="float">
            <text:p>0.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AVR ISP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32438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string" calcext:value-type="string">
            <text:p>Wannenstecker 2x3 Pins, 2.54mm Raster, vertikal</text:p>
          </table:table-cell>
          <table:table-cell table:number-columns-repeated="2"/>
          <table:table-cell office:value-type="float" office:value="0.0698" calcext:value-type="float">
            <text:p>0.069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26]*[.L26]" office:value-type="float" office:value="0.0698" calcext:value-type="float">
            <text:p>0.0698</text:p>
          </table:table-cell>
          <table:table-cell table:formula="of:=[.Q26]*1.15*1.2" office:value-type="float" office:value="0.096324" calcext:value-type="float">
            <text:p>0.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C26</text:p>
          </table:table-cell>
          <table:table-cell office:value-type="string" calcext:value-type="string">
            <text:p>100u/63V</text:p>
          </table:table-cell>
          <table:table-cell office:value-type="string" calcext:value-type="string">
            <text:p>Capacitor_SMD:CP_Elec_8x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8738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VKMD1001J101MV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100uF ±20% 63V 8mm 10mm 902mA @ 100kHz 10000hrs @ 105℃ -55℃~+105℃ SMD,8x10mm Aluminum Electrolytic Capacitors</text:p>
          </table:table-cell>
          <table:table-cell table:number-columns-repeated="2"/>
          <table:table-cell office:value-type="float" office:value="0.0698" calcext:value-type="float">
            <text:p>0.06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...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27]*[.L27]" office:value-type="float" office:value="0.0698" calcext:value-type="float">
            <text:p>0.0698</text:p>
          </table:table-cell>
          <table:table-cell table:formula="of:=[.Q27]*1.15*1.2" office:value-type="float" office:value="0.096324" calcext:value-type="float">
            <text:p>0.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D4, D7, D10, D12</text:p>
          </table:table-cell>
          <table:table-cell office:value-type="string" calcext:value-type="string">
            <text:p>SS210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68369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S210A-W</text:p>
          </table:table-cell>
          <table:table-cell office:value-type="string" calcext:value-type="string">
            <text:p>ZHIDE</text:p>
          </table:table-cell>
          <table:table-cell office:value-type="string" calcext:value-type="string">
            <text:p>100V 2A 850mV @ 2A SMA(DO-214AC) Schottky Barrier Diodes</text:p>
          </table:table-cell>
          <table:table-cell table:number-columns-repeated="2"/>
          <table:table-cell office:value-type="float" office:value="0.0155" calcext:value-type="float">
            <text:p>0.01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...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28]*[.L28]" office:value-type="float" office:value="0.062" calcext:value-type="float">
            <text:p>0.062</text:p>
          </table:table-cell>
          <table:table-cell table:formula="of:=[.Q28]*1.15*1.2" office:value-type="float" office:value="0.08556" calcext:value-type="float">
            <text:p>0.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SW1-SW6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htl_smd:SW_Push_5.1mm_H1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888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TS-1187A-B-A-B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SPST 50mA @ 12VDC Vertical Round Button 160gf SMD Tactile Switches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://lcsc.com/product-detail/Tactile-Switches_XKB-Connectivity-TS-1187A-B-A-B_C318884.html</text:p>
          </table:table-cell>
          <table:table-cell/>
          <table:table-cell office:value-type="float" office:value="6" calcext:value-type="float">
            <text:p>6</text:p>
          </table:table-cell>
          <table:table-cell table:formula="of:=[.P29]*[.L29]" office:value-type="float" office:value="0.06" calcext:value-type="float">
            <text:p>0.06</text:p>
          </table:table-cell>
          <table:table-cell table:formula="of:=[.Q29]*1.15*1.2" office:value-type="float" office:value="0.0828" calcext:value-type="float">
            <text:p>0.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Item4</text:p>
          </table:table-cell>
          <table:table-cell office:value-type="string" calcext:value-type="string">
            <text:p>Sicherung, 5x20, 10A, träge</text:p>
          </table:table-cell>
          <table:table-cell office:value-type="string" calcext:value-type="string">
            <text:p>htl_virtual:Virtual-Ite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4267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0618010.MXP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Glass Tube Fuse Delayed blow/Slow Blow 10A 250V Tube,5.2x20mm Cartridge Fuses</text:p>
          </table:table-cell>
          <table:table-cell table:number-columns-repeated="2"/>
          <table:table-cell office:value-type="float" office:value="0.0544" calcext:value-type="float">
            <text:p>0.05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Cartridge-Fuses_Littelfuse-0618010-MXP_C142673.html</text:p>
          </table:table-cell>
          <table:table-cell office:value-type="string" calcext:value-type="string">
            <text:p>...</text:p>
          </table:table-cell>
          <table:table-cell office:value-type="float" office:value="1" calcext:value-type="float">
            <text:p>1</text:p>
          </table:table-cell>
          <table:table-cell table:formula="of:=[.P30]*[.L30]" office:value-type="float" office:value="0.0544" calcext:value-type="float">
            <text:p>0.0544</text:p>
          </table:table-cell>
          <table:table-cell table:formula="of:=[.Q30]*1.15*1.2" office:value-type="float" office:value="0.075072" calcext:value-type="float">
            <text:p>0.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D14, D15</text:p>
          </table:table-cell>
          <table:table-cell office:value-type="string" calcext:value-type="string">
            <text:p>SMAJ8.0CA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0881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MAJ8.0CA</text:p>
          </table:table-cell>
          <table:table-cell office:value-type="string" calcext:value-type="string">
            <text:p>GOODWORK</text:p>
          </table:table-cell>
          <table:table-cell office:value-type="string" calcext:value-type="string">
            <text:p>Bidirectional 8V 8.89V 13.6V 29.4A SMA(DO-214AC) TVS</text:p>
          </table:table-cell>
          <table:table-cell table:number-columns-repeated="2"/>
          <table:table-cell office:value-type="float" office:value="0.0243" calcext:value-type="float">
            <text:p>0.02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Pre-ordered-transistors_GOODWORK-SMAJ8-0CA_C908814.html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31]*[.L31]" office:value-type="float" office:value="0.0486" calcext:value-type="float">
            <text:p>0.0486</text:p>
          </table:table-cell>
          <table:table-cell table:formula="of:=[.Q31]*1.15*1.2" office:value-type="float" office:value="0.067068" calcext:value-type="float">
            <text:p>0.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C15, C16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388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C1206JRNPO9BN12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12pF NP0 Keramikkonensator</text:p>
          </table:table-cell>
          <table:table-cell table:number-columns-repeated="2"/>
          <table:table-cell office:value-type="float" office:value="0.024" calcext:value-type="float">
            <text:p>0.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32]*[.L32]" office:value-type="float" office:value="0.048" calcext:value-type="float">
            <text:p>0.048</text:p>
          </table:table-cell>
          <table:table-cell table:formula="of:=[.Q32]*1.15*1.2" office:value-type="float" office:value="0.06624" calcext:value-type="float">
            <text:p>0.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C20, C24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797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L31B106KOH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0uF ±10% 16V X7R Multilayer Ceramic Capacitors MLCC</text:p>
          </table:table-cell>
          <table:table-cell table:number-columns-repeated="2"/>
          <table:table-cell office:value-type="float" office:value="0.0233" calcext:value-type="float">
            <text:p>0.023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33]*[.L33]" office:value-type="float" office:value="0.0466" calcext:value-type="float">
            <text:p>0.0466</text:p>
          </table:table-cell>
          <table:table-cell table:formula="of:=[.Q33]*1.15*1.2" office:value-type="float" office:value="0.064308" calcext:value-type="float">
            <text:p>0.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R5, R11, R13, R17, R20, R26-R28, R36, R38, R4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C10460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RTT03101JTP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1kΩ ±5% 0.25W ±100ppm/℃ 1206 Chip Resistor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..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P34]*[.L34]" office:value-type="float" office:value="0.0462" calcext:value-type="float">
            <text:p>0.0462</text:p>
          </table:table-cell>
          <table:table-cell table:formula="of:=[.Q34]*1.15*1.2" office:value-type="float" office:value="0.063756" calcext:value-type="float">
            <text:p>0.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R12, R14-R16, R18, R23, R25, R29, R44, R48, R52, R5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C11330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RC1206JR-071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100Ω ±5% 0.25W ±100ppm/℃ 1206 Chip Resistor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..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P35]*[.L35]" office:value-type="float" office:value="0.0444" calcext:value-type="float">
            <text:p>0.0444</text:p>
          </table:table-cell>
          <table:table-cell table:formula="of:=[.Q35]*1.15*1.2" office:value-type="float" office:value="0.061272" calcext:value-type="float">
            <text:p>0.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74LVC1G12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C23654 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string" calcext:value-type="string">
            <text:p>digital temperature sensor, +/-0.5°C, I2C</text:p>
          </table:table-cell>
          <table:table-cell table:number-columns-repeated="2"/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Temperature-Sensors_NOVOSENSE-NST175-QSPR_C967852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36]*[.L36]" office:value-type="float" office:value="0.044" calcext:value-type="float">
            <text:p>0.044</text:p>
          </table:table-cell>
          <table:table-cell table:formula="of:=[.Q36]*1.15*1.2" office:value-type="float" office:value="0.06072" calcext:value-type="float">
            <text:p>0.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R22, R24, R45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3731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VKMD1001J101MV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100uF ±20% 63V 8mm 10mm 902mA @ 100kHz 10000hrs @ 105℃ -55℃~+105℃ SMD,8x10mm Aluminum Electrolytic Capacitors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P37]*[.L37]" office:value-type="float" office:value="0.03" calcext:value-type="float">
            <text:p>0.03</text:p>
          </table:table-cell>
          <table:table-cell table:formula="of:=[.Q37]*1.15*1.2" office:value-type="float" office:value="0.0414" calcext:value-type="float">
            <text:p>0.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R41-R43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92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MAJ8.0CA</text:p>
          </table:table-cell>
          <table:table-cell office:value-type="string" calcext:value-type="string">
            <text:p>GOODWORK</text:p>
          </table:table-cell>
          <table:table-cell office:value-type="string" calcext:value-type="string">
            <text:p>Bidirectional 8V 8.89V 13.6V 29.4A SMA(DO-214AC) TVS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Pre-ordered-transistors_GOODWORK-SMAJ8-0CA_C908814.html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38]*[.L38]" office:value-type="float" office:value="0.03" calcext:value-type="float">
            <text:p>0.03</text:p>
          </table:table-cell>
          <table:table-cell table:formula="of:=[.Q38]*1.15*1.2" office:value-type="float" office:value="0.0414" calcext:value-type="float">
            <text:p>0.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C27, C31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0905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TCC1206X7R333K500DT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P-Channel -100V 600mA 4V @ 250uA 1Ω @ 600mA,10V 625mW SOT-23(SOT-23-3) MOSFET</text:p>
          </table:table-cell>
          <table:table-cell table:number-columns-repeated="2"/>
          <table:table-cell office:value-type="float" office:value="0.0144" calcext:value-type="float">
            <text:p>0.01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39]*[.L39]" office:value-type="float" office:value="0.0288" calcext:value-type="float">
            <text:p>0.0288</text:p>
          </table:table-cell>
          <table:table-cell table:formula="of:=[.Q39]*1.15*1.2" office:value-type="float" office:value="0.039744" calcext:value-type="float">
            <text:p>0.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C25, C29</text:p>
          </table:table-cell>
          <table:table-cell office:value-type="string" calcext:value-type="string">
            <text:p>100n/100V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94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L31B104KCFNNNE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00nF ±10% 100V X7R <text:s/>Multilayer Ceramic Capacitors MLCC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P40]*[.L40]" office:value-type="float" office:value="0.028" calcext:value-type="float">
            <text:p>0.028</text:p>
          </table:table-cell>
          <table:table-cell table:formula="of:=[.Q40]*1.15*1.2" office:value-type="float" office:value="0.03864" calcext:value-type="float">
            <text:p>0.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F1, Item3</text:p>
          </table:table-cell>
          <table:table-cell office:value-type="string" calcext:value-type="string">
            <text:p>Clip 20x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8232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LS-502</text:p>
          </table:table-cell>
          <table:table-cell office:value-type="string" calcext:value-type="string">
            <text:p>Shenzhen lanson Elec</text:p>
          </table:table-cell>
          <table:table-cell office:value-type="string" calcext:value-type="string">
            <text:p>Sicherungshalter, 2 Stück pro Sicherung</text:p>
          </table:table-cell>
          <table:table-cell table:number-columns-repeated="2"/>
          <table:table-cell office:value-type="float" office:value="0.0132" calcext:value-type="float">
            <text:p>0.0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://lcsc.com/product-detail/Fuse-Holders_Shenzhen-lanson-Elec-LS-502_C182320.html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41]*[.L41]" office:value-type="float" office:value="0.0264" calcext:value-type="float">
            <text:p>0.0264</text:p>
          </table:table-cell>
          <table:table-cell table:formula="of:=[.Q41]*1.15*1.2" office:value-type="float" office:value="0.036432" calcext:value-type="float">
            <text:p>0.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D2, D5, D6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assets.nexperia.com/documents/data-sheet/BAV99_SER.pdf</text:p>
          </table:table-cell>
          <table:table-cell office:value-type="string" calcext:value-type="string">
            <text:p>C18111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Guangdong Hottech</text:p>
          </table:table-cell>
          <table:table-cell office:value-type="string" calcext:value-type="string">
            <text:p>70V 200mA 1.25V @ 150mA 6ns SOT-23 Switching Diode</text:p>
          </table:table-cell>
          <table:table-cell table:number-columns-repeated="2"/>
          <table:table-cell office:value-type="float" office:value="0.0073" calcext:value-type="float">
            <text:p>0.007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://lcsc.com/product-detail/Switching-Diode_BAV99-chip0-23_C181111.html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42]*[.L42]" office:value-type="float" office:value="0.0219" calcext:value-type="float">
            <text:p>0.0219</text:p>
          </table:table-cell>
          <table:table-cell table:formula="of:=[.Q42]*1.15*1.2" office:value-type="float" office:value="0.030222" calcext:value-type="float">
            <text:p>0.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C18, C2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52531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FN31X103K500PXG</text:p>
          </table:table-cell>
          <table:table-cell office:value-type="string" calcext:value-type="string">
            <text:p>PSA(Prosperity Dielectrics)</text:p>
          </table:table-cell>
          <table:table-cell office:value-type="string" calcext:value-type="string">
            <text:p>10nF ±10% 50V X7R <text:s/>Multilayer Ceramic Capacitors MLCC</text:p>
          </table:table-cell>
          <table:table-cell table:number-columns-repeated="2"/>
          <table:table-cell office:value-type="float" office:value="0.0106" calcext:value-type="float">
            <text:p>0.01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..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43]*[.L43]" office:value-type="float" office:value="0.0212" calcext:value-type="float">
            <text:p>0.0212</text:p>
          </table:table-cell>
          <table:table-cell table:formula="of:=[.Q43]*1.15*1.2" office:value-type="float" office:value="0.029256" calcext:value-type="float">
            <text:p>0.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D3, D11, D13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6582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RC1206JR-071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100Ω ±5% 0.25W ±100ppm/℃ 1206 Chip Resistor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lcsc.com/product-detail/Pre-ordered-Products_XINGLIGHT-XL-3216UGC_C965825.html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44]*[.L44]" office:value-type="float" office:value="0.0201" calcext:value-type="float">
            <text:p>0.0201</text:p>
          </table:table-cell>
          <table:table-cell table:formula="of:=[.Q44]*1.15*1.2" office:value-type="float" office:value="0.027738" calcext:value-type="float">
            <text:p>0.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R19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69765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string" calcext:value-type="string">
            <text:p>TVS-Diode, 1500W, 77.4V, 19.4A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TVS_Brightking-Elec-TAIWAN-SMCJ48A_C310056.html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45]*[.L45]" office:value-type="float" office:value="0.02" calcext:value-type="float">
            <text:p>0.02</text:p>
          </table:table-cell>
          <table:table-cell table:formula="of:=[.Q45]*1.15*1.2" office:value-type="float" office:value="0.0276" calcext:value-type="float">
            <text:p>0.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Q3, Q4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irchildsemi.com/datasheets/2N/2N3904.pdf</text:p>
          </table:table-cell>
          <table:table-cell office:value-type="string" calcext:value-type="string">
            <text:p>C382281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string" calcext:value-type="string">
            <text:p>Wannenstecker 2x3 Pins, 2.54mm Raster, vertikal</text:p>
          </table:table-cell>
          <table:table-cell table:number-columns-repeated="2"/>
          <table:table-cell office:value-type="float" office:value="0.0097" calcext:value-type="float">
            <text:p>0.00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lcsc.com/product-detail/Transistors-NPN-PNP_KEXIN-MMBT3904_C382281.html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46]*[.L46]" office:value-type="float" office:value="0.0194" calcext:value-type="float">
            <text:p>0.0194</text:p>
          </table:table-cell>
          <table:table-cell table:formula="of:=[.Q46]*1.15*1.2" office:value-type="float" office:value="0.026772" calcext:value-type="float">
            <text:p>0.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D9</text:p>
          </table:table-cell>
          <table:table-cell office:value-type="string" calcext:value-type="string">
            <text:p>4V7</text:p>
          </table:table-cell>
          <table:table-cell office:value-type="string" calcext:value-type="string">
            <text:p>Diode_SMD:D_SOT-23_ANK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 office:value-type="string" calcext:value-type="string">
            <text:p>C1272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C1206JRNPO9BN12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4.7V 225mW 3uA @ 2V SOT-23(SOT-23-3) Zener Diodes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P47]*[.L47]" office:value-type="float" office:value="0.014" calcext:value-type="float">
            <text:p>0.014</text:p>
          </table:table-cell>
          <table:table-cell table:formula="of:=[.Q47]*1.15*1.2" office:value-type="float" office:value="0.01932" calcext:value-type="float">
            <text:p>0.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C22</text:p>
          </table:table-cell>
          <table:table-cell office:value-type="string" calcext:value-type="string">
            <text:p>1n/100V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9825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06X102K101T</text:p>
          </table:table-cell>
          <table:table-cell office:value-type="string" calcext:value-type="string">
            <text:p>IHHEC(HOLY STONE ENTERPRISE CO., LTD)</text:p>
          </table:table-cell>
          <table:table-cell office:value-type="string" calcext:value-type="string">
            <text:p>1nF ±10% 100V X7R Multilayer Ceramic Capacitors MLCC</text:p>
          </table:table-cell>
          <table:table-cell table:number-columns-repeated="2"/>
          <table:table-cell office:value-type="float" office:value="0.0123" calcext:value-type="float">
            <text:p>0.01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lcsc.com/product-detail/Tactile-Switches_XKB-Connectivity-TS-1187A-B-A-B_C318884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48]*[.L48]" office:value-type="float" office:value="0.0123" calcext:value-type="float">
            <text:p>0.0123</text:p>
          </table:table-cell>
          <table:table-cell table:formula="of:=[.Q48]*1.15*1.2" office:value-type="float" office:value="0.016974" calcext:value-type="float">
            <text:p>0.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fairchildsemi.com/datasheets/2N/2N7002.pdf</text:p>
          </table:table-cell>
          <table:table-cell office:value-type="string" calcext:value-type="string">
            <text:p>C18108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Guangdong Hottech</text:p>
          </table:table-cell>
          <table:table-cell office:value-type="string" calcext:value-type="string">
            <text:p>N-Channel 60V 115mA 2.5V @ 250uA 5Ω @ 500mA,10V 225mW SOT-23(SOT-23-3) MOSFET</text:p>
          </table:table-cell>
          <table:table-cell table:number-columns-repeated="2"/>
          <table:table-cell office:value-type="float" office:value="0.0122" calcext:value-type="float">
            <text:p>0.01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lcsc.com/product-detail/MOSFET_Guangdong-Hottech-2N7002_C181082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49]*[.L49]" office:value-type="float" office:value="0.0122" calcext:value-type="float">
            <text:p>0.0122</text:p>
          </table:table-cell>
          <table:table-cell table:formula="of:=[.Q49]*1.15*1.2" office:value-type="float" office:value="0.016836" calcext:value-type="float">
            <text:p>0.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4"/>D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6582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WCH(Jiangsu Qin Heng)</text:p>
          </table:table-cell>
          <table:table-cell office:value-type="string" calcext:value-type="string">
            <text:p>LED, green, SMD3216</text:p>
          </table:table-cell>
          <table:table-cell table:number-columns-repeated="2"/>
          <table:table-cell office:value-type="float" office:value="0.0079" calcext:value-type="float">
            <text:p>0.00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lcsc.com/product-detail/USB-ICs_WCH-Jiangsu-Qin-Heng-CH340C_C84681.htm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50]*[.L50]" office:value-type="float" office:value="0.0079" calcext:value-type="float">
            <text:p>0.0079</text:p>
          </table:table-cell>
          <table:table-cell table:formula="of:=[.Q50]*1.15*1.2" office:value-type="float" office:value="0.010902" calcext:value-type="float">
            <text:p>0.0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FID1, FID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htl_mechanical:paste-fiduci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P1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0618010.MXP</text:p>
          </table:table-cell>
          <table:table-cell office:value-type="string" calcext:value-type="string">
            <text:p>Not a Part</text:p>
          </table:table-cell>
          <table:table-cell office:value-type="string" calcext:value-type="string">
            <text:p>Glass Tube Fuse Delayed blow/Slow Blow 10A 250V Tube,5.2x20mm Cartridge Fus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Cartridge-Fuses_Littelfuse-0618010-MXP_C142673.html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51]*[.L51]" office:value-type="float" office:value="0" calcext:value-type="float">
            <text:p>0</text:p>
          </table:table-cell>
          <table:table-cell table:formula="of:=[.Q51]*1.15*1.2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H1-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htl_mechanical:mountinghole_d4mm_R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P2</text:p>
          </table:table-cell>
          <table:table-cell table:number-columns-repeated="3" office:value-type="string" calcext:value-type="string">
            <text:p>NAP</text:p>
          </table:table-cell>
          <table:table-cell office:value-type="string" calcext:value-type="string">
            <text:p>Not a Par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Precision-OpAmps_Gainsil-GS8332-SR_C157713.html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52]*[.L52]" office:value-type="float" office:value="0" calcext:value-type="float">
            <text:p>0</text:p>
          </table:table-cell>
          <table:table-cell table:formula="of:=[.Q52]*1.15*1.2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gt; <text:s/>JP1-JP3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AP3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921-111A1010D10200</text:p>
          </table:table-cell>
          <table:table-cell office:value-type="string" calcext:value-type="string">
            <text:p>Jing Extension of the Electronic Co.</text:p>
          </table:table-cell>
          <table:table-cell office:value-type="string" calcext:value-type="string">
            <text:p>TVS-Diode, 1500W, 77.4V, 19.4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s://lcsc.com/product-detail/TVS_Brightking-Elec-TAIWAN-SMCJ48A_C310056.html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53]*[.L53]" office:value-type="float" office:value="0" calcext:value-type="float">
            <text:p>0</text:p>
          </table:table-cell>
          <table:table-cell table:formula="of:=[.Q53]*1.15*1.2" office:value-type="float" office:value="0" calcext:value-type="float">
            <text:p>0.00</text:p>
          </table:table-cell>
          <table:table-cell table:number-columns-repeated="1006"/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CSC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Stück für 10 PCBs</text:p>
          </table:table-cell>
        </table:table-row>
        <table:table-row table:style-name="ro1">
          <table:table-cell office:value-type="string" calcext:value-type="string">
            <text:p>C104601</text:p>
          </table:table-cell>
          <table:table-cell office:value-type="float" office:value="11" calcext:value-type="float">
            <text:p>11</text:p>
          </table:table-cell>
          <table:table-cell table:formula="of:=[.B2]*10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113307</text:p>
          </table:table-cell>
          <table:table-cell office:value-type="float" office:value="12" calcext:value-type="float">
            <text:p>12</text:p>
          </table:table-cell>
          <table:table-cell table:formula="of:=[.B3]*10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113882</text:p>
          </table:table-cell>
          <table:table-cell office:value-type="float" office:value="2" calcext:value-type="float">
            <text:p>2</text:p>
          </table:table-cell>
          <table:table-cell table:formula="of:=[.B4]*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116513</text:p>
          </table:table-cell>
          <table:table-cell office:value-type="float" office:value="1" calcext:value-type="float">
            <text:p>1</text:p>
          </table:table-cell>
          <table:table-cell table:formula="of:=[.B5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18075</text:p>
          </table:table-cell>
          <table:table-cell office:value-type="float" office:value="13" calcext:value-type="float">
            <text:p>13</text:p>
          </table:table-cell>
          <table:table-cell table:formula="of:=[.B6]*10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12727</text:p>
          </table:table-cell>
          <table:table-cell office:value-type="float" office:value="1" calcext:value-type="float">
            <text:p>1</text:p>
          </table:table-cell>
          <table:table-cell table:formula="of:=[.B7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32438</text:p>
          </table:table-cell>
          <table:table-cell office:value-type="float" office:value="1" calcext:value-type="float">
            <text:p>1</text:p>
          </table:table-cell>
          <table:table-cell table:formula="of:=[.B8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37314</text:p>
          </table:table-cell>
          <table:table-cell office:value-type="float" office:value="3" calcext:value-type="float">
            <text:p>3</text:p>
          </table:table-cell>
          <table:table-cell table:formula="of:=[.B9]*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142673</text:p>
          </table:table-cell>
          <table:table-cell office:value-type="float" office:value="1" calcext:value-type="float">
            <text:p>1</text:p>
          </table:table-cell>
          <table:table-cell table:formula="of:=[.B10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57713</text:p>
          </table:table-cell>
          <table:table-cell office:value-type="float" office:value="1" calcext:value-type="float">
            <text:p>1</text:p>
          </table:table-cell>
          <table:table-cell table:formula="of:=[.B11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7928</text:p>
          </table:table-cell>
          <table:table-cell office:value-type="float" office:value="3" calcext:value-type="float">
            <text:p>3</text:p>
          </table:table-cell>
          <table:table-cell table:formula="of:=[.B12]*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181082</text:p>
          </table:table-cell>
          <table:table-cell office:value-type="float" office:value="1" calcext:value-type="float">
            <text:p>1</text:p>
          </table:table-cell>
          <table:table-cell table:formula="of:=[.B13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181111</text:p>
          </table:table-cell>
          <table:table-cell office:value-type="float" office:value="3" calcext:value-type="float">
            <text:p>3</text:p>
          </table:table-cell>
          <table:table-cell table:formula="of:=[.B14]*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182320</text:p>
          </table:table-cell>
          <table:table-cell office:value-type="float" office:value="2" calcext:value-type="float">
            <text:p>2</text:p>
          </table:table-cell>
          <table:table-cell table:formula="of:=[.B15]*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1848</text:p>
          </table:table-cell>
          <table:table-cell office:value-type="float" office:value="5" calcext:value-type="float">
            <text:p>5</text:p>
          </table:table-cell>
          <table:table-cell table:formula="of:=[.B16]*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1945</text:p>
          </table:table-cell>
          <table:table-cell office:value-type="float" office:value="2" calcext:value-type="float">
            <text:p>2</text:p>
          </table:table-cell>
          <table:table-cell table:formula="of:=[.B17]*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216198</text:p>
          </table:table-cell>
          <table:table-cell office:value-type="float" office:value="2" calcext:value-type="float">
            <text:p>2</text:p>
          </table:table-cell>
          <table:table-cell table:formula="of:=[.B18]*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229599</text:p>
          </table:table-cell>
          <table:table-cell office:value-type="float" office:value="8" calcext:value-type="float">
            <text:p>8</text:p>
          </table:table-cell>
          <table:table-cell table:formula="of:=[.B19]*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23654 </text:p>
          </table:table-cell>
          <table:table-cell office:value-type="float" office:value="1" calcext:value-type="float">
            <text:p>1</text:p>
          </table:table-cell>
          <table:table-cell table:formula="of:=[.B20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683692</text:p>
          </table:table-cell>
          <table:table-cell office:value-type="float" office:value="4" calcext:value-type="float">
            <text:p>4</text:p>
          </table:table-cell>
          <table:table-cell table:formula="of:=[.B21]*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269765</text:p>
          </table:table-cell>
          <table:table-cell office:value-type="float" office:value="2" calcext:value-type="float">
            <text:p>2</text:p>
          </table:table-cell>
          <table:table-cell table:formula="of:=[.B22]*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309052</text:p>
          </table:table-cell>
          <table:table-cell office:value-type="float" office:value="2" calcext:value-type="float">
            <text:p>2</text:p>
          </table:table-cell>
          <table:table-cell table:formula="of:=[.B23]*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310056</text:p>
          </table:table-cell>
          <table:table-cell office:value-type="float" office:value="1" calcext:value-type="float">
            <text:p>1</text:p>
          </table:table-cell>
          <table:table-cell table:formula="of:=[.B24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318884</text:p>
          </table:table-cell>
          <table:table-cell office:value-type="float" office:value="6" calcext:value-type="float">
            <text:p>6</text:p>
          </table:table-cell>
          <table:table-cell table:formula="of:=[.B25]*1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320569</text:p>
          </table:table-cell>
          <table:table-cell office:value-type="float" office:value="3" calcext:value-type="float">
            <text:p>3</text:p>
          </table:table-cell>
          <table:table-cell table:formula="of:=[.B26]*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357882</text:p>
          </table:table-cell>
          <table:table-cell office:value-type="float" office:value="1" calcext:value-type="float">
            <text:p>1</text:p>
          </table:table-cell>
          <table:table-cell table:formula="of:=[.B27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382281</text:p>
          </table:table-cell>
          <table:table-cell office:value-type="float" office:value="2" calcext:value-type="float">
            <text:p>2</text:p>
          </table:table-cell>
          <table:table-cell table:formula="of:=[.B28]*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398254</text:p>
          </table:table-cell>
          <table:table-cell office:value-type="float" office:value="1" calcext:value-type="float">
            <text:p>1</text:p>
          </table:table-cell>
          <table:table-cell table:formula="of:=[.B29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14194</text:p>
          </table:table-cell>
          <table:table-cell office:value-type="float" office:value="1" calcext:value-type="float">
            <text:p>1</text:p>
          </table:table-cell>
          <table:table-cell table:formula="of:=[.B30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34486</text:p>
          </table:table-cell>
          <table:table-cell office:value-type="float" office:value="1" calcext:value-type="float">
            <text:p>1</text:p>
          </table:table-cell>
          <table:table-cell table:formula="of:=[.B31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6392</text:p>
          </table:table-cell>
          <table:table-cell office:value-type="float" office:value="1" calcext:value-type="float">
            <text:p>1</text:p>
          </table:table-cell>
          <table:table-cell table:formula="of:=[.B32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64972</text:p>
          </table:table-cell>
          <table:table-cell office:value-type="float" office:value="17" calcext:value-type="float">
            <text:p>17</text:p>
          </table:table-cell>
          <table:table-cell table:formula="of:=[.B33]*10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475145</text:p>
          </table:table-cell>
          <table:table-cell office:value-type="float" office:value="3" calcext:value-type="float">
            <text:p>3</text:p>
          </table:table-cell>
          <table:table-cell table:formula="of:=[.B34]*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47971</text:p>
          </table:table-cell>
          <table:table-cell office:value-type="float" office:value="2" calcext:value-type="float">
            <text:p>2</text:p>
          </table:table-cell>
          <table:table-cell table:formula="of:=[.B35]*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481499 </text:p>
          </table:table-cell>
          <table:table-cell office:value-type="float" office:value="1" calcext:value-type="float">
            <text:p>1</text:p>
          </table:table-cell>
          <table:table-cell table:formula="of:=[.B36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87384</text:p>
          </table:table-cell>
          <table:table-cell office:value-type="float" office:value="1" calcext:value-type="float">
            <text:p>1</text:p>
          </table:table-cell>
          <table:table-cell table:formula="of:=[.B37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50185</text:p>
          </table:table-cell>
          <table:table-cell office:value-type="float" office:value="1" calcext:value-type="float">
            <text:p>1</text:p>
          </table:table-cell>
          <table:table-cell table:formula="of:=[.B38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50848</text:p>
          </table:table-cell>
          <table:table-cell office:value-type="float" office:value="2" calcext:value-type="float">
            <text:p>2</text:p>
          </table:table-cell>
          <table:table-cell table:formula="of:=[.B39]*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525316</text:p>
          </table:table-cell>
          <table:table-cell office:value-type="float" office:value="2" calcext:value-type="float">
            <text:p>2</text:p>
          </table:table-cell>
          <table:table-cell table:formula="of:=[.B40]*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84681</text:p>
          </table:table-cell>
          <table:table-cell office:value-type="float" office:value="1" calcext:value-type="float">
            <text:p>1</text:p>
          </table:table-cell>
          <table:table-cell table:formula="of:=[.B41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908814</text:p>
          </table:table-cell>
          <table:table-cell office:value-type="float" office:value="2" calcext:value-type="float">
            <text:p>2</text:p>
          </table:table-cell>
          <table:table-cell table:formula="of:=[.B42]*1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965823</text:p>
          </table:table-cell>
          <table:table-cell office:value-type="float" office:value="1" calcext:value-type="float">
            <text:p>1</text:p>
          </table:table-cell>
          <table:table-cell table:formula="of:=[.B43]*1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965825</text:p>
          </table:table-cell>
          <table:table-cell office:value-type="float" office:value="3" calcext:value-type="float">
            <text:p>3</text:p>
          </table:table-cell>
          <table:table-cell table:formula="of:=[.B44]*1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967852</text:p>
          </table:table-cell>
          <table:table-cell office:value-type="float" office:value="1" calcext:value-type="float">
            <text:p>1</text:p>
          </table:table-cell>
          <table:table-cell table:formula="of:=[.B45]*10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Sheet1.A1:Sheet1.X53" table:display-filter-buttons="true">
          <table:sort>
            <table:sort-by table:field-number="1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0:32:48.916185177</meta:creation-date>
    <dc:date>2021-05-04T23:54:56.187706624</dc:date>
    <meta:editing-duration>PT2H50M45S</meta:editing-duration>
    <meta:editing-cycles>5</meta:editing-cycles>
    <meta:generator>LibreOffice/6.4.6.2$Linux_X86_64 LibreOffice_project/40$Build-2</meta:generator>
    <meta:document-statistic meta:table-count="2" meta:cell-count="916" meta:object-count="0"/>
  </office:meta>
</office:document-meta>
</file>